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Verdana" svg:font-family="Verdana"/>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Heading_20_1" style:master-page-name="HTML"/>
    <style:style style:name="P2" style:family="paragraph" style:parent-style-name="Text_20_body">
      <style:paragraph-properties fo:margin-top="0in" fo:margin-bottom="0.1965in"/>
    </style:style>
    <style:style style:name="P3" style:family="paragraph" style:parent-style-name="Text_20_body" style:list-style-name="L2"/>
    <style:style style:name="P4" style:family="paragraph" style:parent-style-name="Text_20_body" style:list-style-name="L2">
      <style:paragraph-properties fo:margin-top="0in" fo:margin-bottom="0.1965in"/>
    </style:style>
    <style:style style:name="P5" style:family="paragraph" style:parent-style-name="Text_20_body" style:list-style-name="L3"/>
    <style:style style:name="P6" style:family="paragraph" style:parent-style-name="Text_20_body" style:list-style-name="L3">
      <style:paragraph-properties fo:margin-top="0in" fo:margin-bottom="0.1965in"/>
    </style:style>
    <style:style style:name="T1" style:family="text">
      <style:text-properties fo:font-weight="bold"/>
    </style:style>
    <style:style style:name="T2" style:family="text">
      <style:text-properties fo:font-style="italic"/>
    </style:style>
    <style:style style:name="fr1"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User Manual </text:h>
      <text:h text:style-name="Heading_20_2" text:outline-level="2">Overview </text:h>
      <text:h text:style-name="Heading_20_3" text:outline-level="3">What is YAFG? </text:h>
      <text:p text:style-name="P2">YAFG is an acronym, and stands for Yet Another Fractal Generator. It generates images, based on mathematical formulas. For more information about fractals, refer to <text:a xlink:type="simple" xlink:href="http://en.wikipedia.org/wiki/Fractals">wikipedia</text:a>.<text:line-break/>It was developed by me, using <text:a xlink:type="simple" xlink:href="http://www.netbeans.org/">NetBeans</text:a> and the <text:a xlink:type="simple" xlink:href="http://java.sun.com/">Java</text:a> programming language.</text:p>
      <text:h text:style-name="Heading_20_3" text:outline-level="3">Why another fractal generator? </text:h>
      <text:p text:style-name="P2">If you do some <text:a xlink:type="simple" xlink:href="http://www.google.com/search?q=fractal">research on the web</text:a>, you will find _lots_ of applications that generate images of fractals. Some are well maintained and have an active community, others are pretty outdated.<text:line-break/><text:line-break/>So why did I write _another_ one? Well, to put it in simple words, there are two reasons:</text:p>
      <text:list text:style-name="L2">
        <text:list-item>
          <text:p text:style-name="P3">I am fascinated by fractals, and as a typical software engineer, I have to implement my own tool! </text:p>
        </text:list-item>
        <text:list-item>
          <text:p text:style-name="P4">I always wanted to publish an open source program. Java is the programming language I know best, so there you are! </text:p>
        </text:list-item>
      </text:list>
      <text:p text:style-name="P2"><text:line-break/>I hope you find YAFG useful. But of course, I cannot 'beat' (and never intented to!) more advanced and sophisticated applications (like <text:a xlink:type="simple" xlink:href="http://xaos.sourceforge.net/">XaoS,</text:a> for instance).</text:p>
      <text:h text:style-name="Heading_20_3" text:outline-level="3">Where can I get the software from? </text:h>
      <text:p text:style-name="P2">From the <text:a xlink:type="simple" xlink:href="http://rgropmair.googlepages.com/yetanotherfractalgenerator">YAFG home page</text:a>.</text:p>
      <text:h text:style-name="Heading_20_2" text:outline-level="2">Quick Start </text:h>
      <text:h text:style-name="Heading_20_3" text:outline-level="3">System Requirements, Installing </text:h>
      <text:p text:style-name="P2">Because YAFG was written in Java, it should run on any platform that supports a recent Java version. That means, you need to have a Java Runtime Environment installed. Maybe you already have it installed!<text:line-break/><text:line-break/>If you don't know what that means, check out <text:a xlink:type="simple" xlink:href="http://java.sun.com/javase/downloads/index.jsp">Sun's Java Download website</text:a> for more information or download the JRE for your platform.<text:line-break/>I have developed the application using NetBeans 5.5, and J2SE 5.0. But because it does not use any of the 5.0-features of Java, it should also run on J2SE 1.4.<text:line-break/><text:line-break/>YAFG was <text:span text:style-name="T1">successfully tested</text:span> on the following platforms:</text:p>
      <text:list text:style-name="L3">
        <text:list-item>
          <text:p text:style-name="P5">Windows XP, with Java todo </text:p>
        </text:list-item>
        <text:list-item>
          <text:p text:style-name="P5">Ubuntu 6.10, with Java </text:p>
        </text:list-item>
        <text:list-item>
          <text:p text:style-name="P6">Mac OS X Version 10.3 with Java todo and Mac OS X Version 10.4 with Java 1.5.0_07 </text:p>
        </text:list-item>
      </text:list>
      <text:p text:style-name="P2"><text:line-break/><text:span text:style-name="T1">To install</text:span>, just copy the YAFG directory todo to any place on your computer. And double click the YAFG.jar file. That should do it!</text:p>
      <text:h text:style-name="Heading_20_3" text:outline-level="3">Your first fractal with YAFG </text:h>
      <text:p text:style-name="P2">Let's produce our first fractal!<text:line-break/>Start YAFG. You should see two windows side by side. The first one is the window displaying the generated fractal. The second one to the right is the window where you can select the fractal type and change various input parameters.<text:line-break/><text:line-break/>Here is an example of the output window with the initial Mandelbrot fractal.<text:line-break/><draw:frame draw:style-name="fr1" draw:name="graphics1" text:anchor-type="as-char" svg:width="5.8992in" svg:height="4.5799in" draw:z-index="0"><draw:image/></draw:frame><text:line-break/><text:line-break/>Here is a screenshot of the input window.<text:line-break/><draw:frame draw:style-name="fr1" draw:name="graphics2" text:anchor-type="as-char" svg:width="3.2098in" svg:height="5.2898in" draw:z-index="1"><draw:image/></draw:frame><text:line-break/><text:line-break/>One important thing to remember. Whenever you change parameters, just hit the Return key or press the <text:span text:style-name="T2">"Repaint"</text:span> button to - well you guessed it - repaint the fractal. The application validates the input; so if you enter an invalid float value, it will not repaint.</text:p>
      <text:h text:style-name="Heading_20_3" text:outline-level="3">Manipulating input parameters </text:h>
      <text:p text:style-name="P2">Let's do something more exciting. Select another fractal type by pressing the <text:span text:style-name="T2">"Iteration Functions"</text:span> tab. In this version, there are three <text:span text:style-name="T2">"Iteration Functions"</text:span> implemented: <text:span text:style-name="T2">"IFS", "NLF"</text:span> and <text:span text:style-name="T2">"Jumper"</text:span>. <text:line-break/><text:line-break/>Please select <text:span text:style-name="T2">"Jumper"</text:span>, just for fun. In order to have some interesting input values, select of of the default settings, e.g. <text:span text:style-name="T2">"Raindrops from Right"</text:span> (I made up the names; sorry if they sound to strange).<text:line-break/><text:line-break/><draw:frame draw:style-name="fr1" draw:name="graphics3" text:anchor-type="as-char" svg:width="3.8098in" svg:height="6.2693in" draw:z-index="2"><draw:image/></draw:frame><text:line-break/><text:line-break/>Note that by selecting a default setting from the list, the values change. Then hit Return, or press <text:span text:style-name="T2">"Repaint" </text:span>on the bottom. Voilà, you have another great example of a computer generated image!<text:line-break/><text:line-break/><draw:frame draw:style-name="fr1" draw:name="graphics4" text:anchor-type="as-char" svg:width="7.9992in" svg:height="6.2193in" draw:z-index="3"><draw:image/></draw:frame><text:line-break/><text:line-break/>In fact, this one should take a while. Basically, it is growing endlessly!<text:line-break/>Remark: There is a value <text:span text:style-name="T2">"Sleep"</text:span> (initially set to 10) that defines how much it slows down of the image - so that you are able to see the image 'growing'. If you have a slow computer, or want quick results (kind of impatient, are you?), then reduce this value or even set it to 0. Then there is no delay any more, and your computer is calculating at maximum speed. </text:p>
      <text:h text:style-name="Heading_20_2" text:outline-level="2">Other Features </text:h>
      <text:p text:style-name="P2"/>
      <text:h text:style-name="Heading_20_2" text:outline-level="2">Credits </text:h>
      <text:p text:style-name="P2">"Fraktale Geometrie" aus dem Hofacker Verlag (aus dem Jahre 1989) </text:p>
      <text:p text:style-name="P2"/>
      <text:p text:style-name="P2">Mathematische Basteleien </text:p>
      <text:p text:style-name="P2">http://www.mathematische-basteleien.de/huepfer.htm </text:p>
      <text:p text:style-name="P2"/>
      <text:h text:style-name="Heading_20_2" text:outline-level="2">FAQ </text:h>
      <text:p text:style-name="P2"/>
      <text:h text:style-name="Heading_20_2" text:outline-level="2">Planned Features in Future Releases</text:h>
      <text:p text:style-name="P2">- Speichern von Bildern und Parametern?<text:line-break/>- delay of timer dynamically?<text:line-break/>- Appletversion<text:line-break/>- Eingabefelder mit Prüfung des Typs<text:line-break/>- verschiedene Farbprofile - mit Radiobuttons<text:line-break/>- Animationen<text:line-break/>- Antialiasing<text:line-break/>- IFS: 6 variable</text:p>
      <text:p text:style-name="Text_20_body"><text:line-break/><text:line-break/><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Verdana" svg:font-family="Verdana"/>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left="0.0598in" fo:margin-right="0.0598in" fo:margin-top="0.0598in" fo:margin-bottom="0.0598in" fo:text-indent="0in"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in" fo:margin-right="0in" fo:margin-top="0in" fo:margin-bottom="0in" fo:text-indent="0in" style:auto-text-indent="false"/>
      <style:text-properties style:font-name="Verdana" fo:font-size="10pt" style:font-name-asian="Verdana" style:font-size-asian="10pt" style:font-name-complex="Verdana" style:font-size-complex="10pt"/>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Verdana" fo:font-size="16pt" fo:font-weight="bold" style:font-name-asian="Verdana" style:font-size-asian="16pt" style:font-weight-asian="bold" style:font-name-complex="Verdana" style:font-size-complex="16pt" style:font-weight-complex="bold"/>
    </style:style>
    <style:style style:name="Heading_20_2" style:display-name="Heading 2" style:family="paragraph" style:parent-style-name="Heading" style:next-style-name="Text_20_body" style:class="text" style:default-outline-level="2">
      <style:text-properties style:font-name="Verdana" fo:font-size="14pt" fo:font-style="italic" fo:font-weight="bold" style:font-name-asian="Verdana" style:font-size-asian="14pt" style:font-style-asian="italic" style:font-weight-asian="bold" style:font-name-complex="Verdana"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Verdana" fo:font-size="13pt" fo:font-weight="bold" style:font-name-asian="Verdana" style:font-size-asian="13pt" style:font-weight-asian="bold" style:font-name-complex="Verdana" style:font-size-complex="13pt" style:font-weight-complex="bold"/>
    </style:style>
    <style:style style:name="Heading_20_4" style:display-name="Heading 4" style:family="paragraph" style:parent-style-name="Heading" style:next-style-name="Text_20_body" style:class="text" style:default-outline-level="4">
      <style:text-properties style:font-name="Verdana" fo:font-size="12pt" fo:font-style="italic" fo:font-weight="bold" style:font-name-asian="Verdana" style:font-size-asian="12pt" style:font-style-asian="italic" style:font-weight-asian="bold" style:font-name-complex="Verdana"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style:font-name="Verdana" fo:font-size="11pt" fo:font-weight="bold" style:font-name-asian="Verdana" style:font-size-asian="11pt" style:font-weight-asian="bold" style:font-name-complex="Verdana" style:font-size-complex="11pt" style:font-weight-complex="bold"/>
    </style:style>
    <style:style style:name="Heading_20_6" style:display-name="Heading 6" style:family="paragraph" style:parent-style-name="Heading" style:next-style-name="Text_20_body" style:class="text" style:default-outline-level="6">
      <style:text-properties style:font-name="Verdana" fo:font-size="10pt" fo:font-weight="bold" style:font-name-asian="Verdana" style:font-size-asian="10pt" style:font-weight-asian="bold" style:font-name-complex="Verdana"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margin-top="0in" fo:margin-bottom="0in"/>
      <style:text-properties style:font-name="Verdana" fo:font-size="10pt" style:font-name-asian="Verdana" style:font-size-asian="10pt" style:font-name-complex="Verdana" style:font-size-complex="10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in" fo:margin-bottom="0in"/>
      <style:text-properties style:font-name="Verdana" fo:font-size="10pt" fo:font-style="italic" style:font-name-asian="Verdana" style:font-size-asian="10pt" style:font-name-complex="Verdana" style:font-size-complex="10pt"/>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0.3937in" fo:margin-right="0.3937in" fo:margin-top="0.0598in" fo:margin-bottom="0.1965in" fo:text-indent="0in" style:auto-text-indent="false" fo:padding="0.1in" fo:border="0.0008in solid #ddddd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fo:border="none" fo:padding="0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creation-date>2007-04-11T11:13:49</meta:creation-date>
    <dc:creator>Roland Gropmair</dc:creator>
    <dc:date>2007-04-11T19:50:13</dc:date>
    <dc:language>en-US</dc:language>
    <meta:editing-cycles>2</meta:editing-cycles>
    <meta:editing-duration>PT32M48S</meta:editing-duration>
    <meta:user-defined meta:name="Info 1"/>
    <meta:user-defined meta:name="Info 2"/>
    <meta:user-defined meta:name="Info 3"/>
    <meta:user-defined meta:name="Info 4"/>
    <meta:document-statistic meta:table-count="0" meta:image-count="4" meta:object-count="0" meta:page-count="6" meta:paragraph-count="31" meta:word-count="674" meta:character-count="4075"/>
  </office:meta>
</office:document-meta>
</file>